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Arial" svg:font-family="Arial" style:font-family-generic="roman" style:font-pitch="variable"/>
    <style:font-face style:name="Calibri"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style:tab-stops>
          <style:tab-stop style:position="1.85cm"/>
        </style:tab-stops>
      </style:paragraph-properties>
    </style:style>
    <style:style style:name="P2" style:family="paragraph" style:parent-style-name="Standard">
      <style:text-properties fo:color="#222222" style:font-name="Arial" fo:font-size="10.5pt" fo:background-color="#ffffff" style:font-size-asian="10.5pt" style:font-name-complex="Arial1" style:font-size-complex="10.5pt"/>
    </style:style>
    <style:style style:name="P3" style:family="paragraph" style:parent-style-name="Standard">
      <style:text-properties officeooo:rsid="00019ead" officeooo:paragraph-rsid="00019ead"/>
    </style:style>
    <style:style style:name="P4" style:family="paragraph" style:parent-style-name="Standard">
      <style:text-properties fo:font-size="32pt" fo:font-weight="bold" officeooo:rsid="00019ead" officeooo:paragraph-rsid="00019ead" style:font-size-asian="32pt" style:font-weight-asian="bold" style:font-size-complex="32pt" style:font-weight-complex="bold"/>
    </style:style>
    <style:style style:name="P5" style:family="paragraph" style:parent-style-name="Standard" style:master-page-name="Standard">
      <style:paragraph-properties style:page-number="auto"/>
      <style:text-properties fo:font-size="32pt" fo:font-weight="bold" officeooo:rsid="00019ead" officeooo:paragraph-rsid="00019ead" style:font-size-asian="32pt" style:font-weight-asian="bold" style:font-size-complex="32pt" style:font-weight-complex="bold"/>
    </style:style>
    <style:style style:name="P6" style:family="paragraph" style:parent-style-name="Default">
      <style:text-properties officeooo:rsid="00019ead" officeooo:paragraph-rsid="00019ead"/>
    </style:style>
    <style:style style:name="P7" style:family="paragraph" style:parent-style-name="Default">
      <style:text-properties fo:font-size="12pt" officeooo:paragraph-rsid="00019ead" style:font-size-asian="12pt" style:font-size-complex="12pt"/>
    </style:style>
    <style:style style:name="P8" style:family="paragraph" style:parent-style-name="Default">
      <style:text-properties fo:font-size="24pt" fo:font-weight="bold" officeooo:rsid="00019ead" officeooo:paragraph-rsid="00019ead" style:font-size-asian="24pt" style:font-weight-asian="bold" style:font-size-complex="24pt" style:font-weight-complex="bold"/>
    </style:style>
    <style:style style:name="P9" style:family="paragraph" style:parent-style-name="Default">
      <style:paragraph-properties fo:margin-left="0cm" fo:margin-right="0cm" style:line-height-at-least="0.353cm" fo:text-indent="0cm" style:auto-text-indent="false"/>
      <style:text-properties fo:font-size="12pt" style:font-size-asian="12pt" style:font-size-complex="12pt"/>
    </style:style>
    <style:style style:name="P10" style:family="paragraph" style:parent-style-name="Default">
      <style:paragraph-properties fo:margin-left="0cm" fo:margin-right="0cm" style:line-height-at-least="0.353cm" fo:text-indent="0cm" style:auto-text-indent="false"/>
      <style:text-properties fo:font-size="12pt" officeooo:rsid="00019ead" officeooo:paragraph-rsid="00019ead" style:font-size-asian="12pt" style:font-size-complex="12pt"/>
    </style:style>
    <style:style style:name="T1" style:family="text">
      <style:text-properties fo:color="#222222" style:font-name="Arial" fo:font-size="10.5pt" fo:background-color="#ffffff" loext:char-shading-value="0" style:font-size-asian="10.5pt" style:font-name-complex="Arial1" style:font-size-complex="10.5pt"/>
    </style:style>
    <style:style style:name="T2" style:family="text">
      <style:text-properties fo:color="#222222" style:font-name="Arial" fo:font-size="10.5pt" fo:font-style="italic" fo:background-color="#ffffff" loext:char-shading-value="0" style:font-size-asian="10.5pt" style:font-style-asian="italic" style:font-name-complex="Arial1" style:font-size-complex="10.5pt" style:font-style-complex="italic"/>
    </style:style>
    <style:style style:name="T3" style:family="text">
      <style:text-properties officeooo:rsid="00018963"/>
    </style:style>
    <style:style style:name="T4" style:family="text">
      <style:text-properties fo:font-weight="normal" style:font-weight-asian="normal"/>
    </style:style>
    <style:style style:name="T5" style:family="text">
      <style:text-properties fo:color="#000000" style:text-outline="false" style:text-line-through-style="none" style:text-line-through-type="none" style:font-name="Liberation Sans1" fo:font-size="24pt" fo:font-style="normal" fo:text-shadow="none" style:text-underline-style="none" fo:font-weight="normal" style:letter-kerning="true" style:font-size-asian="24pt" style:font-style-asian="normal" style:font-weight-asian="normal" style:text-emphasize="none"/>
    </style:style>
    <style:style style:name="T6" style:family="text">
      <style:text-properties fo:color="#000000" style:text-outline="false" style:text-line-through-style="none" style:text-line-through-type="none" style:font-name="Liberation Sans1" fo:font-style="normal" fo:text-shadow="none" style:text-underline-style="none" fo:font-weight="normal" style:letter-kerning="true" style:font-style-asian="normal" style:font-weight-asian="normal" style:text-emphasize="none"/>
    </style:style>
    <style:style style:name="T7" style:family="text">
      <style:text-properties fo:color="#000000" style:text-outline="false" style:text-line-through-style="none" style:text-line-through-type="none" style:font-name="Liberation Sans1" fo:font-style="normal" fo:text-shadow="none" style:text-underline-style="none" fo:font-weight="normal" officeooo:rsid="00019ead" style:letter-kerning="true" style:font-style-asian="normal" style:font-weight-asian="normal" style:text-emphasize="none"/>
    </style:style>
    <style:style style:name="T8" style:family="text">
      <style:text-properties fo:color="#000000" style:text-outline="false" style:text-line-through-style="none" style:text-line-through-type="none" style:font-name="Liberation Sans1" fo:font-size="18pt" fo:font-style="normal" fo:text-shadow="none" style:text-underline-style="none" fo:font-weight="normal" style:letter-kerning="true" style:font-size-asian="18pt" style:font-style-asian="normal" style:font-weight-asian="normal" style:text-emphasize="none"/>
    </style:style>
    <style:style style:name="T9" style:family="text">
      <style:text-properties fo:font-size="24pt" style:font-size-asian="24pt" style:font-size-complex="24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MAIL ADMINISTRATION</text:p>
      <text:p text:style-name="P4"/>
      <text:p text:style-name="P4"><text:span text:style-name="T9">TOPICS COVERED</text:span></text:p>
      <text:p text:style-name="P7"><text:span text:style-name="T7">About E-mail</text:span></text:p>
      <text:p text:style-name="P7"><text:span text:style-name="T6">Mail Architecture</text:span></text:p>
      <text:p text:style-name="P7"><text:span text:style-name="T6">Protocols used </text:span></text:p>
      <text:p text:style-name="P7"><text:span text:style-name="T6">DNS records important for email</text:span></text:p>
      <text:p text:style-name="P7"><text:span text:style-name="T6">POSTFIX</text:span></text:p>
      <text:p text:style-name="P7"><text:span text:style-name="T6">Mbox &amp; Maildir</text:span></text:p>
      <text:p text:style-name="P7"><text:span text:style-name="T6">Mail Abuse and Handling</text:span></text:p>
      <text:p text:style-name="P7"><text:span text:style-name="T6">Mail Logs</text:span></text:p>
      <text:p text:style-name="P6"/>
      <text:p text:style-name="P8">ABOUT EMAIL</text:p>
      <text:p text:style-name="P7"><text:span text:style-name="T7">E-mail is an electronic way of sending messages.</text:span></text:p>
      <text:p text:style-name="P7"><text:span text:style-name="T6">It is popular because the reciepient doesn’t need to remain online in order to recieve mail.</text:span></text:p>
      <text:p text:style-name="P7"><text:span text:style-name="T6">Once e-mail is sent from the sender it is then stored in the recipients mailbox</text:span></text:p>
      <text:p text:style-name="P7"><text:span text:style-name="T6">Recipient can access his mails from mailbox anytime and anywhere</text:span></text:p>
      <text:p text:style-name="P7"><text:span text:style-name="T6">E-mail doesnt only provide accessibility to send text messages but multimedia files can also be attached to mails and then send</text:span></text:p>
      <text:p text:style-name="P9"><text:span text:style-name="T6"><text:s/></text:span></text:p>
      <text:p text:style-name="P9"><text:span text:style-name="T6"><text:s/>An e-mail has three parts : </text:span></text:p>
      <text:p text:style-name="P9"><text:span text:style-name="T6">Envelope – It is a part of email which is not visible and is used by mail transfer agent for delivery. It containes email address of all the recipients. </text:span></text:p>
      <text:p text:style-name="P9"><text:span text:style-name="T6">Header - It contains sender’s email address, recipients email address, timstamps and subject of the message.</text:span></text:p>
      <text:p text:style-name="P9"><text:span text:style-name="T6">Body – It contains the actual message that h</text:span><text:span text:style-name="T7">a</text:span><text:span text:style-name="T6">s to be delivered.</text:span></text:p>
      <text:p text:style-name="P9"><text:span text:style-name="T7"/></text:p>
      <text:p text:style-name="P9"><text:span text:style-name="T7"/></text:p>
      <text:p text:style-name="P10"><text:span text:style-name="T7">M</text:span><text:span text:style-name="T6">AIL ARCHITECTURE</text:span></text:p>
      <text:p text:style-name="P3"/>
      <text:p text:style-name="P3"/>
      <text:p text:style-name="Standard"/>
      <text:p text:style-name="Standard"/>
      <text:p text:style-name="Standard"/>
      <text:p text:style-name="Standard"/>
      <text:p text:style-name="Standard"/>
      <text:p text:style-name="Standard"><text:soft-page-break/><text:span text:style-name="T3">SP</text:span>F</text:p>
      <text:p text:style-name="Standard">Sender Policy Framework</text:p>
      <text:p text:style-name="Standard">It is published as TXT record</text:p>
      <text:p text:style-name="Standard">SPF allows email systems to check on the sender of a message to be sure it comes from a legitimate source, and refuse email that does not. SPF is not directly about stopping spam/junk email.</text:p>
      <text:p text:style-name="Standard">While not all spam is forged, virtually all forgeries are spam</text:p>
      <text:p text:style-name="Standard"><text:s/></text:p>
      <text:p text:style-name="Standard">DKIM</text:p>
      <text:p text:style-name="Standard">Domain Keys Identified Mail</text:p>
      <text:p text:style-name="Standard">DKIM is a protocol for signing and verifying the authenticity of an email's sender. It does not provide any encryption for e-mails themselves, nor does it provide any actual control over whether mail is received or not, unlike SPF. Mail is always received and accepted, regardless of whether it is correctly signed. The main value of it is for senders with large mailing lists who wish to avoid being throttled by large systems such as Yahoo, Hotmail or Google, all of whom support DKIM.</text:p>
      <text:p text:style-name="Standard">DKIM requires that sending mail servers be set up with a public/private keypair for signing outgoing messages, and a TXT record in the DNS zone file that displays the public key for authenticating signed messages. </text:p>
      <text:p text:style-name="Standard"/>
      <text:p text:style-name="Standard">DMARC </text:p>
      <text:p text:style-name="Standard">Domain-based Message Authentication, Reporting &amp; Conformance</text:p>
      <text:p text:style-name="Standard">DMARC requires both SPF and DKIM to fail in order for it to act on a message.</text:p>
      <text:p text:style-name="Standard">None Mail is sent to rcpt mailbox</text:p>
      <text:p text:style-name="Standard">Quarantine messages that fail DMARC (move to the spam folder)</text:p>
      <text:p text:style-name="Standard">Reject messages that fail DMARC (don’t deliver the mail at all)</text:p>
      <text:p text:style-name="Standard"/>
      <text:p text:style-name="Standard">CATCHALL</text:p>
      <text:p text:style-name="Standard">In the context of e-mail, a catch-all usually refers to a mailbox on a domain that will "catch all" of the emails addressed to the domain that do not exist in the mail server. Configuring a catch-all address can help avoid losing emails due to misspelling.</text:p>
      <text:p text:style-name="P1"><text:tab/></text:p>
      <text:p text:style-name="P1"><text:soft-page-break/></text:p>
      <text:p text:style-name="Standard">POSTFIX</text:p>
      <text:p text:style-name="Standard">Postfix is a free and open-source mail transfer agent (MTA) that routes and delivers electronic mail</text:p>
      <text:p text:style-name="Standard">Postfix configuration files are in /etc/postfix</text:p>
      <text:p text:style-name="Standard">The two most important files are main.cf and master.cf</text:p>
      <text:p text:style-name="Standard">inet_interfaces (default: all) The network interface addresses that this mail system receives mail on.</text:p>
      <text:p text:style-name="Standard">mydestination (default: $myhostname, localhost.$mydomain, localhost)</text:p>
      <text:p text:style-name="Standard">The list of domains that are delivered via the $local_transport mail delivery transport.</text:p>
      <text:p text:style-name="Standard">local_transport (default: local:$myhostname)</text:p>
      <text:p text:style-name="Standard">The default mail delivery transport and next-hop destination for final delivery to domains listed with mydestination, and for [ipaddress] destinations that match $inet_interfaces</text:p>
      <text:p text:style-name="Standard">myhostname (default: see "postconf -d" output)</text:p>
      <text:p text:style-name="Standard">The internet hostname of this mail system. The default is to use the fully-qualified domain name</text:p>
      <text:p text:style-name="Standard">mydomain (default: see "postconf -d" output)</text:p>
      <text:p text:style-name="Standard">The internet domain name of this mail system. The default is to use $myhostname minus the first component</text:p>
      <text:p text:style-name="Standard">mynetworks (default: see "postconf -d" output)</text:p>
      <text:p text:style-name="Standard">The list of "trusted" remote SMTP clients that have more privileges than "strangers".</text:p>
      <text:p text:style-name="Standard">In particular, "trusted" SMTP clients are allowed to relay mail through Postfix.</text:p>
      <text:p text:style-name="Standard">myorigin (default: $myhostname)</text:p>
      <text:p text:style-name="Standard">The domain name that locally-posted mail appears to come from, and that locally posted mail is delivered to.</text:p>
      <text:p text:style-name="Standard">relayhost (default: empty)</text:p>
      <text:p text:style-name="Standard">The next-hop destination of non-local mail; overrides non-local domains in recipient addresses.</text:p>
      <text:p text:style-name="Standard"/>
      <text:p text:style-name="Standard"><text:soft-page-break/></text:p>
      <text:p text:style-name="Standard"/>
      <text:p text:style-name="Standard"/>
      <text:p text:style-name="Standard"/>
      <text:p text:style-name="Standard"/>
      <text:p text:style-name="Standard">Mail Storage Formats</text:p>
      <text:p text:style-name="Standard">The Unix world has two ways of storing mail messages, the traditional mbox format and the newer maildir format. Postfix and Dovecot supports the two mail storage.</text:p>
      <text:p text:style-name="Standard"/>
      <text:p text:style-name="Standard">The Mbox Format</text:p>
      <text:p text:style-name="Standard">In this format, a regular text file which serves as the mail user’s mailbox file is created.</text:p>
      <text:p text:style-name="Standard"/>
      <text:p text:style-name="Standard">How Mbox works</text:p>
      <text:p text:style-name="Standard"/>
      <text:p text:style-name="Standard">Receiving and storing a mail</text:p>
      <text:p text:style-name="Standard">Lock the mailbox.</text:p>
      <text:p text:style-name="Standard">Append the header (usually “From [sender’s email address] [date and time received]”) and the mail into the mailbox file.</text:p>
      <text:p text:style-name="Standard">Unlock the mailbox.</text:p>
      <text:p text:style-name="Standard"/>
      <text:p text:style-name="Standard">Retrieving a mail</text:p>
      <text:p text:style-name="Standard">Lock the mailbox.</text:p>
      <text:p text:style-name="Standard">Locate and read the mail.</text:p>
      <text:p text:style-name="Standard">Update the mail status flag.</text:p>
      <text:p text:style-name="Standard">Unlock the mailbox.</text:p>
      <text:p text:style-name="Standard"/>
      <text:p text:style-name="Standard">Deleting a mail</text:p>
      <text:p text:style-name="Standard">Lock the mailbox.</text:p>
      <text:p text:style-name="Standard"><text:soft-page-break/>Move the contents of the mailbox, beginning from the position right after the mail to be deleted until the end of the mailbox, into the position of the mail to be deleted.</text:p>
      <text:p text:style-name="Standard">Reduce the size of the mailbox file by the size of the deleted mail.</text:p>
      <text:p text:style-name="Standard">Unlock the mailbox.</text:p>
      <text:p text:style-name="Standard"/>
      <text:p text:style-name="Standard"/>
      <text:p text:style-name="Standard">Advantages</text:p>
      <text:p text:style-name="Standard">Format is universally supported.</text:p>
      <text:p text:style-name="Standard">Appending a new mail into the mailbox file is fast.</text:p>
      <text:p text:style-name="Standard">Searching text inside a single mailbox file is fast.</text:p>
      <text:p text:style-name="Standard"/>
      <text:p text:style-name="Standard">Disadvantages</text:p>
      <text:p text:style-name="Standard">Has file locking problems.</text:p>
      <text:p text:style-name="Standard">Has problems when used with network file systems.</text:p>
      <text:p text:style-name="Standard">Format is prone to corruption.</text:p>
      <text:p text:style-name="Standard"><text:s/></text:p>
      <text:p text:style-name="Standard"/>
      <text:p text:style-name="Standard">The Maildir Format</text:p>
      <text:p text:style-name="Standard">This is a new way of storing mail messages. In this format, a directory usually named Maildir is created for each mail user. Under this directory are three more directories named new, cur and tmp.</text:p>
      <text:p text:style-name="Standard"/>
      <text:p text:style-name="Standard">How Maildir works</text:p>
      <text:p text:style-name="Standard"/>
      <text:p text:style-name="Standard">Receiving and storing a mail</text:p>
      <text:p text:style-name="Standard">Create a unique file in the tmp directory.</text:p>
      <text:p text:style-name="Standard">Write the mail into the newly created file.</text:p>
      <text:p text:style-name="Standard">Move the completely written mail into the new directory.</text:p>
      <text:p text:style-name="Standard"/>
      <text:p text:style-name="Standard"><text:soft-page-break/>Retrieving a mail</text:p>
      <text:p text:style-name="Standard">Locate and read the mail.</text:p>
      <text:p text:style-name="Standard">Move the mail from new into the cur directory and append the mail status flag into the filename.</text:p>
      <text:p text:style-name="Standard"/>
      <text:p text:style-name="Standard">Searching a mail</text:p>
      <text:p text:style-name="Standard">Search each and every mail file.</text:p>
      <text:p text:style-name="Standard">Advantages</text:p>
      <text:p text:style-name="Standard">Locating, retrieving and deleting a specific mail is fast.</text:p>
      <text:p text:style-name="Standard">Minimal to no file locking needed.</text:p>
      <text:p text:style-name="Standard">Can be used on network file system.</text:p>
      <text:p text:style-name="Standard">Immune to mailbox corruption (assuming the hardware will not fail).</text:p>
      <text:p text:style-name="Standard"/>
      <text:p text:style-name="Standard">Disadvantages</text:p>
      <text:p text:style-name="Standard">Some filesystems may not efficiently handle a large number of small files.</text:p>
      <text:p text:style-name="Standard">Searching text, which requires all mail files to be opened is slow.</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MAIL ABUSE AND HANDLING</text:p>
      <text:p text:style-name="Standard">SPOOF<text:tab/><text:tab/><text:tab/>SPAM<text:tab/><text:tab/><text:tab/>PHISHING</text:p>
      <text:p text:style-name="Standard">Email spoofing is the creation of email messages with a forged sender address.</text:p>
      <text:p text:style-name="Standard">Things that are compromised in email spoofing –</text:p>
      <text:p text:style-name="Standard">From: the address visible to the recipient; but again, by default no checks are done that the sending system is authorized to send on behalf of that address.</text:p>
      <text:p text:style-name="Standard">Reply-to<text:tab/>notchecked</text:p>
      <text:p text:style-name="Standard">Sender<text:tab/><text:tab/>notchecked</text:p>
      <text:p text:style-name="Standard"><text:span text:style-name="T1"> t the email recipient sees the email as having come from the address in the From: header; they may sometimes be able to find the MAIL FROM address; and if they reply to the email it will go to either the address presented in the From: or Reply-to: header - but none of these addresses are typically reliable</text:span></text:p>
      <text:p text:style-name="P2"/>
      <text:p text:style-name="Standard">A mail is a spam if meets three criteria-:</text:p>
      <text:p text:style-name="Standard">Anonymity<text:tab/>i.e. <text:s/>sender is hiding identity</text:p>
      <text:p text:style-name="Standard">Mass mailing</text:p>
      <text:p text:style-name="Standard">Unsolicited<text:tab/>i.e. unnecessary emails</text:p>
      <text:p text:style-name="Standard"/>
      <text:p text:style-name="Standard">Spam Mails are mostly received because somehow the email id must have been broadcasted</text:p>
      <text:p text:style-name="Standard"/>
      <text:p text:style-name="Standard">Do avoid spams unsubscribe wherever available, use services like spam assassin which checks for the content of the email and try to check for key words that are most probably found in spam mails</text:p>
      <text:p text:style-name="Standard">Change email id, make id specifically to broadcast</text:p>
      <text:p text:style-name="Standard">Don’t mention whole emailed correct syntax use shareshtATgmailDOTCOM type of syntax so that common email id syntax cant be identified</text:p>
      <text:p text:style-name="Standard"/>
      <text:p text:style-name="Standard">RBLs</text:p>
      <text:p text:style-name="Standard"> Realtime Blackhole List</text:p>
      <text:p text:style-name="Standard">a list of IP addresses whose owners refuse to stop the proliferation of spam<text:bookmark text:name="_GoBack"/></text:p>
      <text:p text:style-name="Standard"/>
      <text:p text:style-name="Standard"><text:soft-pag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Arial" svg:font-family="Arial" style:font-family-generic="roman" style:font-pitch="variable"/>
    <style:font-face style:name="Calibri"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IN"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libri" fo:font-size="11pt" fo:language="en" fo:country="IN"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cm" fo:margin-bottom="0cm" loext:contextual-spacing="false" style:line-height-at-least="0.353cm" fo:text-align="start" style:justify-single-word="false"/>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cm" fo:margin-bottom="0cm" loext:contextual-spacing="false" style:line-height-at-least="0.353cm" fo:text-align="center" style:justify-single-word="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iberation Sans1"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Dimension_20_Line" style:display-name="Dimension Line"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Blueprint_20_Plans_7e_LT_7e_Gliederung_20_1" style:display-name="Blueprint Plans~LT~Gliederung 1" style:family="paragraph" style:default-outline-level="">
      <style:paragraph-properties fo:margin-top="0.667cm" fo:margin-bottom="0cm" loext:contextual-spacing="false" fo:text-align="start" style:justify-single-word="false" fo:orphans="2" fo:widows="2" style:writing-mode="lr-tb"/>
      <style:text-properties fo:color="#ffffff" style:text-outline="false" style:text-line-through-style="none" style:text-line-through-type="none" style:font-name="Liberation Sans1" fo:font-family="'Liberation Sans'" style:font-family-generic="roman" style:font-pitch="variable" fo:font-size="42.5pt" fo:font-style="normal" fo:text-shadow="none" style:text-underline-style="none" fo:font-weight="normal" style:letter-kerning="true" style:font-name-asian="DejaVu Sans" style:font-family-asian="'DejaVu Sans'" style:font-family-generic-asian="system" style:font-pitch-asian="variable" style:font-size-asian="42.5pt" style:font-style-asian="normal" style:font-weight-asian="normal" style:font-name-complex="Liberation Sans2" style:font-family-complex="'Liberation Sans'" style:font-family-generic-complex="system" style:font-pitch-complex="variable" style:font-size-complex="12pt" style:text-emphasize="none"/>
    </style:style>
    <style:style style:name="Blueprint_20_Plans_7e_LT_7e_Gliederung_20_2" style:display-name="Blueprint Plans~LT~Gliederung 2" style:family="paragraph" style:parent-style-name="Blueprint_20_Plans_7e_LT_7e_Gliederung_20_1" style:default-outline-level="">
      <style:paragraph-properties fo:margin-top="0.533cm" fo:margin-bottom="0cm" loext:contextual-spacing="false"/>
      <style:text-properties fo:color="#ffffff" style:text-outline="false" style:text-line-through-style="none" style:text-line-through-type="none" style:font-name="Liberation Sans1" fo:font-family="'Liberation Sans'" style:font-family-generic="roman" style:font-pitch="variable" fo:font-size="42.5pt" fo:font-style="normal" fo:text-shadow="none" style:text-underline-style="none" fo:font-weight="normal" style:letter-kerning="true" style:font-size-asian="42.5pt" style:font-style-asian="normal" style:font-weight-asian="normal" style:text-emphasize="none"/>
    </style:style>
    <style:style style:name="Blueprint_20_Plans_7e_LT_7e_Gliederung_20_3" style:display-name="Blueprint Plans~LT~Gliederung 3" style:family="paragraph" style:parent-style-name="Blueprint_20_Plans_7e_LT_7e_Gliederung_20_2" style:default-outline-level="">
      <style:paragraph-properties fo:margin-top="0.4cm" fo:margin-bottom="0cm" loext:contextual-spacing="false"/>
      <style:text-properties fo:color="#ffffff" style:text-outline="false" style:text-line-through-style="none" style:text-line-through-type="none" style:font-name="Liberation Sans1" fo:font-family="'Liberation Sans'" style:font-family-generic="roman" style:font-pitch="variable" fo:font-size="42.5pt" fo:font-style="normal" fo:text-shadow="none" style:text-underline-style="none" fo:font-weight="normal" style:letter-kerning="true" style:font-size-asian="42.5pt" style:font-style-asian="normal" style:font-weight-asian="normal" style:text-emphasize="none"/>
    </style:style>
    <style:style style:name="Blueprint_20_Plans_7e_LT_7e_Gliederung_20_4" style:display-name="Blueprint Plans~LT~Gliederung 4" style:family="paragraph" style:parent-style-name="Blueprint_20_Plans_7e_LT_7e_Gliederung_20_3" style:default-outline-level="">
      <style:paragraph-properties fo:margin-top="0.266cm" fo:margin-bottom="0cm" loext:contextual-spacing="false"/>
      <style:text-properties fo:color="#ffffff" style:text-outline="false" style:text-line-through-style="none" style:text-line-through-type="none" style:font-name="Liberation Sans1" fo:font-family="'Liberation Sans'" style:font-family-generic="roman" style:font-pitch="variable" fo:font-size="42.5pt" fo:font-style="normal" fo:text-shadow="none" style:text-underline-style="none" fo:font-weight="normal" style:letter-kerning="true" style:font-size-asian="42.5pt" style:font-style-asian="normal" style:font-weight-asian="normal" style:text-emphasize="none"/>
    </style:style>
    <style:style style:name="Blueprint_20_Plans_7e_LT_7e_Gliederung_20_5" style:display-name="Blueprint Plans~LT~Gliederung 5" style:family="paragraph" style:parent-style-name="Blueprint_20_Plans_7e_LT_7e_Gliederung_20_4" style:default-outline-level="">
      <style:paragraph-properties fo:margin-top="0.132cm" fo:margin-bottom="0cm" loext:contextual-spacing="false"/>
      <style:text-properties fo:color="#ffffff" style:text-outline="false" style:text-line-through-style="none" style:text-line-through-type="none" style:font-name="Liberation Sans1" fo:font-family="'Liberation Sans'" style:font-family-generic="roman" style:font-pitch="variable" fo:font-size="42.5pt" fo:font-style="normal" fo:text-shadow="none" style:text-underline-style="none" fo:font-weight="normal" style:letter-kerning="true" style:font-size-asian="42.5pt" style:font-style-asian="normal" style:font-weight-asian="normal" style:text-emphasize="none"/>
    </style:style>
    <style:style style:name="Blueprint_20_Plans_7e_LT_7e_Gliederung_20_6" style:display-name="Blueprint Plans~LT~Gliederung 6" style:family="paragraph" style:parent-style-name="Blueprint_20_Plans_7e_LT_7e_Gliederung_20_5" style:default-outline-level="">
      <style:paragraph-properties fo:margin-top="0.132cm" fo:margin-bottom="0cm" loext:contextual-spacing="false"/>
      <style:text-properties fo:color="#ffffff" style:text-outline="false" style:text-line-through-style="none" style:text-line-through-type="none" style:font-name="Liberation Sans1" fo:font-family="'Liberation Sans'" style:font-family-generic="roman" style:font-pitch="variable" fo:font-size="42.5pt" fo:font-style="normal" fo:text-shadow="none" style:text-underline-style="none" fo:font-weight="normal" style:letter-kerning="true" style:font-size-asian="42.5pt" style:font-style-asian="normal" style:font-weight-asian="normal" style:text-emphasize="none"/>
    </style:style>
    <style:style style:name="Blueprint_20_Plans_7e_LT_7e_Gliederung_20_7" style:display-name="Blueprint Plans~LT~Gliederung 7" style:family="paragraph" style:parent-style-name="Blueprint_20_Plans_7e_LT_7e_Gliederung_20_6" style:default-outline-level="">
      <style:paragraph-properties fo:margin-top="0.132cm" fo:margin-bottom="0cm" loext:contextual-spacing="false"/>
      <style:text-properties fo:color="#ffffff" style:text-outline="false" style:text-line-through-style="none" style:text-line-through-type="none" style:font-name="Liberation Sans1" fo:font-family="'Liberation Sans'" style:font-family-generic="roman" style:font-pitch="variable" fo:font-size="42.5pt" fo:font-style="normal" fo:text-shadow="none" style:text-underline-style="none" fo:font-weight="normal" style:letter-kerning="true" style:font-size-asian="42.5pt" style:font-style-asian="normal" style:font-weight-asian="normal" style:text-emphasize="none"/>
    </style:style>
    <style:style style:name="Blueprint_20_Plans_7e_LT_7e_Gliederung_20_8" style:display-name="Blueprint Plans~LT~Gliederung 8" style:family="paragraph" style:parent-style-name="Blueprint_20_Plans_7e_LT_7e_Gliederung_20_7" style:default-outline-level="">
      <style:paragraph-properties fo:margin-top="0.132cm" fo:margin-bottom="0cm" loext:contextual-spacing="false"/>
      <style:text-properties fo:color="#ffffff" style:text-outline="false" style:text-line-through-style="none" style:text-line-through-type="none" style:font-name="Liberation Sans1" fo:font-family="'Liberation Sans'" style:font-family-generic="roman" style:font-pitch="variable" fo:font-size="42.5pt" fo:font-style="normal" fo:text-shadow="none" style:text-underline-style="none" fo:font-weight="normal" style:letter-kerning="true" style:font-size-asian="42.5pt" style:font-style-asian="normal" style:font-weight-asian="normal" style:text-emphasize="none"/>
    </style:style>
    <style:style style:name="Blueprint_20_Plans_7e_LT_7e_Gliederung_20_9" style:display-name="Blueprint Plans~LT~Gliederung 9" style:family="paragraph" style:parent-style-name="Blueprint_20_Plans_7e_LT_7e_Gliederung_20_8" style:default-outline-level="">
      <style:paragraph-properties fo:margin-top="0.132cm" fo:margin-bottom="0cm" loext:contextual-spacing="false"/>
      <style:text-properties fo:color="#ffffff" style:text-outline="false" style:text-line-through-style="none" style:text-line-through-type="none" style:font-name="Liberation Sans1" fo:font-family="'Liberation Sans'" style:font-family-generic="roman" style:font-pitch="variable" fo:font-size="42.5pt" fo:font-style="normal" fo:text-shadow="none" style:text-underline-style="none" fo:font-weight="normal" style:letter-kerning="true" style:font-size-asian="42.5pt" style:font-style-asian="normal" style:font-weight-asian="normal" style:text-emphasize="none"/>
    </style:style>
    <style:style style:name="Blueprint_20_Plans_7e_LT_7e_Titel" style:display-name="Blueprint Plans~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Liberation Sans1" fo:font-family="'Liberation Sans'" style:font-family-generic="roman" style:font-pitch="variable" fo:font-size="58.5pt" fo:font-style="normal" fo:text-shadow="none" style:text-underline-style="none" fo:font-weight="normal" style:letter-kerning="true" style:font-name-asian="DejaVu Sans" style:font-family-asian="'DejaVu Sans'" style:font-family-generic-asian="system" style:font-pitch-asian="variable" style:font-size-asian="58.5pt" style:font-style-asian="normal" style:font-weight-asian="normal" style:font-name-complex="Liberation Sans2" style:font-family-complex="'Liberation Sans'" style:font-family-generic-complex="system" style:font-pitch-complex="variable" style:font-size-complex="12pt" style:text-emphasize="none"/>
    </style:style>
    <style:style style:name="Blueprint_20_Plans_7e_LT_7e_Untertitel" style:display-name="Blueprint Plans~LT~Unter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ueprint_20_Plans_7e_LT_7e_Notizen" style:display-name="Blueprint Plans~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ueprint_20_Plans_7e_LT_7e_Hintergrundobjekte" style:display-name="Blueprint Plans~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ueprint_20_Plans_7e_LT_7e_Hintergrund" style:display-name="Blueprint Plans~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667cm" fo:margin-bottom="0cm" loext:contextual-spacing="false" fo:text-align="start" style:justify-single-word="false" fo:orphans="2" fo:widows="2" style:writing-mode="lr-tb"/>
      <style:text-properties fo:color="#ffffff" style:text-outline="false" style:text-line-through-style="none" style:text-line-through-type="none" style:font-name="Liberation Sans1" fo:font-family="'Liberation Sans'" style:font-family-generic="roman" style:font-pitch="variable" fo:font-size="42.5pt" fo:font-style="normal" fo:text-shadow="none" style:text-underline-style="none" fo:font-weight="normal" style:letter-kerning="true" style:font-name-asian="DejaVu Sans" style:font-family-asian="'DejaVu Sans'" style:font-family-generic-asian="system" style:font-pitch-asian="variable" style:font-size-asian="42.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533cm" fo:margin-bottom="0cm" loext:contextual-spacing="false"/>
      <style:text-properties fo:color="#ffffff" style:text-outline="false" style:text-line-through-style="none" style:text-line-through-type="none" style:font-name="Liberation Sans1" fo:font-family="'Liberation Sans'" style:font-family-generic="roman" style:font-pitch="variable" fo:font-size="42.5pt" fo:font-style="normal" fo:text-shadow="none" style:text-underline-style="none" fo:font-weight="normal" style:letter-kerning="true" style:font-size-asian="42.5pt" style:font-style-asian="normal" style:font-weight-asian="normal" style:text-emphasize="none"/>
    </style:style>
    <style:style style:name="Outline_20_3" style:display-name="Outline 3" style:family="paragraph" style:parent-style-name="Outline_20_2" style:default-outline-level="">
      <style:paragraph-properties fo:margin-top="0.4cm" fo:margin-bottom="0cm" loext:contextual-spacing="false"/>
      <style:text-properties fo:color="#ffffff" style:text-outline="false" style:text-line-through-style="none" style:text-line-through-type="none" style:font-name="Liberation Sans1" fo:font-family="'Liberation Sans'" style:font-family-generic="roman" style:font-pitch="variable" fo:font-size="42.5pt" fo:font-style="normal" fo:text-shadow="none" style:text-underline-style="none" fo:font-weight="normal" style:letter-kerning="true" style:font-size-asian="42.5pt" style:font-style-asian="normal" style:font-weight-asian="normal" style:text-emphasize="none"/>
    </style:style>
    <style:style style:name="Outline_20_4" style:display-name="Outline 4" style:family="paragraph" style:parent-style-name="Outline_20_3" style:default-outline-level="">
      <style:paragraph-properties fo:margin-top="0.266cm" fo:margin-bottom="0cm" loext:contextual-spacing="false"/>
      <style:text-properties fo:color="#ffffff" style:text-outline="false" style:text-line-through-style="none" style:text-line-through-type="none" style:font-name="Liberation Sans1" fo:font-family="'Liberation Sans'" style:font-family-generic="roman" style:font-pitch="variable" fo:font-size="42.5pt" fo:font-style="normal" fo:text-shadow="none" style:text-underline-style="none" fo:font-weight="normal" style:letter-kerning="true" style:font-size-asian="42.5pt" style:font-style-asian="normal" style:font-weight-asian="normal" style:text-emphasize="none"/>
    </style:style>
    <style:style style:name="Outline_20_5" style:display-name="Outline 5" style:family="paragraph" style:parent-style-name="Outline_20_4" style:default-outline-level="">
      <style:paragraph-properties fo:margin-top="0.132cm" fo:margin-bottom="0cm" loext:contextual-spacing="false"/>
      <style:text-properties fo:color="#ffffff" style:text-outline="false" style:text-line-through-style="none" style:text-line-through-type="none" style:font-name="Liberation Sans1" fo:font-family="'Liberation Sans'" style:font-family-generic="roman" style:font-pitch="variable" fo:font-size="42.5pt" fo:font-style="normal" fo:text-shadow="none" style:text-underline-style="none" fo:font-weight="normal" style:letter-kerning="true" style:font-size-asian="42.5pt" style:font-style-asian="normal" style:font-weight-asian="normal" style:text-emphasize="none"/>
    </style:style>
    <style:style style:name="Outline_20_6" style:display-name="Outline 6" style:family="paragraph" style:parent-style-name="Outline_20_5" style:default-outline-level="">
      <style:paragraph-properties fo:margin-top="0.132cm" fo:margin-bottom="0cm" loext:contextual-spacing="false"/>
      <style:text-properties fo:color="#ffffff" style:text-outline="false" style:text-line-through-style="none" style:text-line-through-type="none" style:font-name="Liberation Sans1" fo:font-family="'Liberation Sans'" style:font-family-generic="roman" style:font-pitch="variable" fo:font-size="42.5pt" fo:font-style="normal" fo:text-shadow="none" style:text-underline-style="none" fo:font-weight="normal" style:letter-kerning="true" style:font-size-asian="42.5pt" style:font-style-asian="normal" style:font-weight-asian="normal" style:text-emphasize="none"/>
    </style:style>
    <style:style style:name="Outline_20_7" style:display-name="Outline 7" style:family="paragraph" style:parent-style-name="Outline_20_6" style:default-outline-level="">
      <style:paragraph-properties fo:margin-top="0.132cm" fo:margin-bottom="0cm" loext:contextual-spacing="false"/>
      <style:text-properties fo:color="#ffffff" style:text-outline="false" style:text-line-through-style="none" style:text-line-through-type="none" style:font-name="Liberation Sans1" fo:font-family="'Liberation Sans'" style:font-family-generic="roman" style:font-pitch="variable" fo:font-size="42.5pt" fo:font-style="normal" fo:text-shadow="none" style:text-underline-style="none" fo:font-weight="normal" style:letter-kerning="true" style:font-size-asian="42.5pt" style:font-style-asian="normal" style:font-weight-asian="normal" style:text-emphasize="none"/>
    </style:style>
    <style:style style:name="Outline_20_8" style:display-name="Outline 8" style:family="paragraph" style:parent-style-name="Outline_20_7" style:default-outline-level="">
      <style:paragraph-properties fo:margin-top="0.132cm" fo:margin-bottom="0cm" loext:contextual-spacing="false"/>
      <style:text-properties fo:color="#ffffff" style:text-outline="false" style:text-line-through-style="none" style:text-line-through-type="none" style:font-name="Liberation Sans1" fo:font-family="'Liberation Sans'" style:font-family-generic="roman" style:font-pitch="variable" fo:font-size="42.5pt" fo:font-style="normal" fo:text-shadow="none" style:text-underline-style="none" fo:font-weight="normal" style:letter-kerning="true" style:font-size-asian="42.5pt" style:font-style-asian="normal" style:font-weight-asian="normal" style:text-emphasize="none"/>
    </style:style>
    <style:style style:name="Outline_20_9" style:display-name="Outline 9" style:family="paragraph" style:parent-style-name="Outline_20_8" style:default-outline-level="">
      <style:paragraph-properties fo:margin-top="0.132cm" fo:margin-bottom="0cm" loext:contextual-spacing="false"/>
      <style:text-properties fo:color="#ffffff" style:text-outline="false" style:text-line-through-style="none" style:text-line-through-type="none" style:font-name="Liberation Sans1" fo:font-family="'Liberation Sans'" style:font-family-generic="roman" style:font-pitch="variable" fo:font-size="42.5pt" fo:font-style="normal" fo:text-shadow="none" style:text-underline-style="none" fo:font-weight="normal" style:letter-kerning="true" style:font-size-asian="42.5pt" style:font-style-asian="normal" style:font-weight-asian="normal" style:text-emphasize="none"/>
    </style:style>
    <style:style style:name="Default_5f_1" style:display-name="Default_1"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5f_2" style:display-name="Default_2"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Gliederung_20_1" style:display-name="Standard~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loext:contextual-spacing="false"/>
      <style:text-properties fo:color="#000000"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loext:contextual-spacing="false"/>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loext:contextual-spacing="false"/>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loext:contextual-spacing="false"/>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loext:contextual-spacing="false"/>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loext:contextual-spacing="false"/>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loext:contextual-spacing="false"/>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9" style:display-name="ListLabel 9"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0pt" style:font-name-asian="DejaVu Sans"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ListLabel_20_8" style:display-name="ListLabel 8"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0pt" style:font-name-asian="DejaVu Sans"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ListLabel_20_7" style:display-name="ListLabel 7"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0pt" style:font-name-asian="DejaVu Sans"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ListLabel_20_6" style:display-name="ListLabel 6"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0pt" style:font-name-asian="DejaVu Sans"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ListLabel_20_5" style:display-name="ListLabel 5"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0pt" style:font-name-asian="DejaVu Sans"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ListLabel_20_4" style:display-name="ListLabel 4"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0pt" style:font-name-asian="DejaVu Sans"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ListLabel_20_3" style:display-name="ListLabel 3"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0pt" style:font-name-asian="DejaVu Sans"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ListLabel_20_2" style:display-name="ListLabel 2"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0pt" style:font-name-asian="DejaVu Sans"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ListLabel_20_1" style:display-name="ListLabel 1"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0pt" style:font-name-asian="DejaVu Sans"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Strong"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Default_20_Paragraph_20_Font" style:display-name="Default Paragraph Fon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Emphasi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style="italic" style:font-name-asian="DejaVu Sans" style:font-family-asian="'DejaVu Sans'" style:font-family-generic-asian="system" style:font-pitch-asian="variable" style:font-size-asian="12pt" style:font-style-asian="italic" style:font-name-complex="Liberation Sans2"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ff"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ipt Sharma</meta:initial-creator>
    <meta:editing-cycles>8</meta:editing-cycles>
    <meta:creation-date>2018-08-31T17:50:00</meta:creation-date>
    <dc:date>2018-09-01T15:30:57.321201264</dc:date>
    <meta:editing-duration>PT2H6M1S</meta:editing-duration>
    <meta:generator>LibreOffice/6.0.3.2$Linux_X86_64 LibreOffice_project/00m0$Build-2</meta:generator>
    <meta:document-statistic meta:table-count="0" meta:image-count="0" meta:object-count="0" meta:page-count="8" meta:paragraph-count="128" meta:word-count="1237" meta:character-count="7469" meta:non-whitespace-character-count="633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